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efd9" officeooo:paragraph-rsid="0014efd9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officeooo:rsid="0014efd9" officeooo:paragraph-rsid="0014efd9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158195" officeooo:paragraph-rsid="00158195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66845" officeooo:paragraph-rsid="00166845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69b69" officeooo:paragraph-rsid="00169b69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8ec47" officeooo:paragraph-rsid="0018ec47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20ed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bee" style:font-weight-asian="bold" style:font-weight-complex="bold"/>
    </style:style>
    <style:style style:name="T3" style:family="text">
      <style:text-properties fo:font-weight="bold" officeooo:rsid="001f8f95" style:font-weight-asian="bold" style:font-weight-complex="bold"/>
    </style:style>
    <style:style style:name="T4" style:family="text">
      <style:text-properties fo:font-weight="bold" officeooo:rsid="001abce0" style:font-size-asian="12.25pt" style:font-weight-asian="bold" style:font-size-complex="14pt" style:font-weight-complex="bold"/>
    </style:style>
    <style:style style:name="T5" style:family="text">
      <style:text-properties fo:font-weight="bold" officeooo:rsid="001f8f95" style:font-size-asian="12.25pt" style:font-weight-asian="bold" style:font-size-complex="14pt" style:font-weight-complex="bold"/>
    </style:style>
    <style:style style:name="T6" style:family="text">
      <style:text-properties officeooo:rsid="00158195"/>
    </style:style>
    <style:style style:name="T7" style:family="text">
      <style:text-properties officeooo:rsid="001b7bee"/>
    </style:style>
    <style:style style:name="T8" style:family="text">
      <style:text-properties officeooo:rsid="001f8f95"/>
    </style:style>
    <style:style style:name="T9" style:family="text">
      <style:text-properties fo:color="#9cdcfe" loext:opacity="100%" style:font-name="Droid Sans Mono" fo:font-size="10.5pt" fo:background-color="#1e1e1e" loext:char-shading-value="0"/>
    </style:style>
    <style:style style:name="T10" style:family="text">
      <style:text-properties fo:color="#9cdcfe" loext:opacity="100%" style:font-name="Droid Sans Mono" fo:font-size="10.5pt" officeooo:rsid="001b7bee" fo:background-color="#1e1e1e" loext:char-shading-value="0" style:font-size-asian="12.25pt" style:font-weight-asian="normal" style:font-size-complex="14pt" style:font-weight-complex="normal"/>
    </style:style>
    <style:style style:name="T11" style:family="text">
      <style:text-properties fo:color="#d4d4d4" loext:opacity="100%" style:font-name="Droid Sans Mono" fo:font-size="10.5pt" fo:background-color="#1e1e1e" loext:char-shading-value="0"/>
    </style:style>
    <style:style style:name="T12" style:family="text">
      <style:text-properties fo:color="#d4d4d4" loext:opacity="100%" style:font-name="Droid Sans Mono" fo:font-size="10.5pt" officeooo:rsid="001b7bee" fo:background-color="#1e1e1e" loext:char-shading-value="0" style:font-size-asian="12.25pt" style:font-weight-asian="normal" style:font-size-complex="14pt" style:font-weight-complex="normal"/>
    </style:style>
    <style:style style:name="T13" style:family="text">
      <style:text-properties fo:color="#ce9178" loext:opacity="100%" style:font-name="Droid Sans Mono" fo:font-size="10.5pt" fo:background-color="#1e1e1e" loext:char-shading-value="0"/>
    </style:style>
    <style:style style:name="T14" style:family="text">
      <style:text-properties fo:color="#ce9178" loext:opacity="100%" style:font-name="Droid Sans Mono" fo:font-size="10.5pt" officeooo:rsid="001b7bee" fo:background-color="#1e1e1e" loext:char-shading-value="0" style:font-size-asian="12.25pt" style:font-weight-asian="normal" style:font-size-complex="14pt" style:font-weight-complex="normal"/>
    </style:style>
    <style:style style:name="T15" style:family="text">
      <style:text-properties officeooo:rsid="001abce0" style:font-size-asian="12.25pt" style:font-weight-asian="normal" style:font-size-complex="14pt" style:font-weight-complex="normal"/>
    </style:style>
    <style:style style:name="T16" style:family="text">
      <style:text-properties officeooo:rsid="001b7bee" style:font-size-asian="12.25pt" style:font-weight-asian="normal" style:font-size-complex="14pt" style:font-weight-complex="normal"/>
    </style:style>
    <style:style style:name="T17" style:family="text">
      <style:text-properties officeooo:rsid="001f8f95" style:font-size-asian="12.25pt" style:font-weight-asian="normal" style:font-size-complex="14pt" style:font-weight-complex="normal"/>
    </style:style>
    <style:style style:name="T18" style:family="text">
      <style:text-properties officeooo:rsid="0020ed1e" style:font-size-asian="12.25pt" style:font-weight-asian="normal" style:font-size-complex="14pt" style:font-weight-complex="normal"/>
    </style:style>
    <style:style style:name="T19" style:family="text">
      <style:text-properties fo:color="#569cd6" loext:opacity="100%" style:font-name="Droid Sans Mono" fo:font-size="10.5pt" officeooo:rsid="001b7bee" fo:background-color="#1e1e1e" loext:char-shading-value="0" style:font-size-asian="12.25pt" style:font-weight-asian="normal" style:font-size-complex="14pt" style:font-weight-complex="normal"/>
    </style:style>
    <style:style style:name="T20" style:family="text">
      <style:text-properties fo:color="#4ec9b0" loext:opacity="100%" style:font-name="Droid Sans Mono" fo:font-size="10.5pt" officeooo:rsid="001b7bee" fo:background-color="#1e1e1e" loext:char-shading-value="0" style:font-size-asian="12.25pt" style:font-weight-asian="normal" style:font-size-complex="14pt" style:font-weight-complex="normal"/>
    </style:style>
    <style:style style:name="T21" style:family="text">
      <style:text-properties fo:color="#dcdcaa" loext:opacity="100%" style:font-name="Droid Sans Mono" fo:font-size="10.5pt" officeooo:rsid="001b7bee" fo:background-color="#1e1e1e" loext:char-shading-value="0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sk Web App Checklist</text:p>
      <text:p text:style-name="P1"/>
      <text:list xml:id="list2825062498" text:style-name="L1">
        <text:list-item>
          <text:p text:style-name="P2">Set environment variable <text:span text:style-name="T6">in the terminal</text:span>: export <text:span text:style-name="T1">FLASK_APP=market.py</text:span></text:p>
        </text:list-item>
        <text:list-item>
          <text:p text:style-name="P3">Run the web app dev server in the terminal: <text:span text:style-name="T1">flask run</text:span></text:p>
        </text:list-item>
        <text:list-item>
          <text:p text:style-name="P4">Turn debug mode on: <text:span text:style-name="T1">export FLASK_DEBUG=1</text:span></text:p>
        </text:list-item>
        <text:list-item>
          <text:p text:style-name="P6">Create<text:span text:style-name="T1"> routes </text:span>aka webpages.</text:p>
        </text:list-item>
        <text:list-item>
          <text:p text:style-name="P6">Create <text:span text:style-name="T1">base.html</text:span> file and use <text:span text:style-name="T1">jinja syntax</text:span> to inherit from base but also add unique information.</text:p>
        </text:list-item>
        <text:list-item>
          <text:p text:style-name="P6">Add <text:span text:style-name="T1">navigation</text:span> logic.</text:p>
        </text:list-item>
        <text:list-item>
          <text:p text:style-name="P7"><text:span text:style-name="T15">Create </text:span><text:span text:style-name="T4">database</text:span><text:span text:style-name="T15"> with </text:span><text:span text:style-name="T4">SQLAlchemy</text:span><text:span text:style-name="T15"> class instance from flask-sqlalchemy</text:span><text:span text:style-name="T16">. </text:span><text:span text:style-name="T18">Unix systems need to specify the SQLALCHEMY_DATABASE_URI projects full path when specifiying the project:</text:span><text:span text:style-name="T16"> <text:line-break/></text:span><text:span text:style-name="T10">app</text:span><text:span text:style-name="T12">.</text:span><text:span text:style-name="T10">config</text:span><text:span text:style-name="T12">[</text:span><text:span text:style-name="T14">'SQLALCHEMY_DATABASE_URI'</text:span><text:span text:style-name="T12">] = </text:span><text:span text:style-name="T19">f</text:span><text:span text:style-name="T14">'sqlite:///</text:span><text:span text:style-name="T19">{</text:span><text:span text:style-name="T20">Path</text:span><text:span text:style-name="T12">.</text:span><text:span text:style-name="T21">cwd</text:span><text:span text:style-name="T12">()</text:span><text:span text:style-name="T19">}</text:span><text:span text:style-name="T14">/market.db'</text:span></text:p>
        </text:list-item>
        <text:list-item>
          <text:p text:style-name="P7"><text:span text:style-name="T17">Use command </text:span><text:span text:style-name="T5">flask shell</text:span><text:span text:style-name="T17"> in terminal followed by </text:span><text:span text:style-name="T5">db.create_all() </text:span><text:span text:style-name="T17">to bypass context runtime error.</text:span></text:p>
        </text:list-item>
        <text:list-item>
          <text:p text:style-name="P5">Turn debug mode off when production mod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7:14:16.125817591</meta:creation-date>
    <dc:date>2022-12-23T15:02:54.222784564</dc:date>
    <meta:editing-duration>PT1H20M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7" meta:character-count="735" meta:non-whitespace-character-count="646"/>
  </office:meta>
</office:document-meta>
</file>